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eb33"/>
    </style:style>
    <style:style style:name="P2" style:family="paragraph" style:parent-style-name="Standard">
      <style:text-properties fo:font-size="18pt" officeooo:rsid="001aeb33" style:font-size-asian="18pt" style:font-size-complex="18pt"/>
    </style:style>
    <style:style style:name="P3" style:family="paragraph" style:parent-style-name="Standard">
      <style:text-properties style:font-name="Helvetica Neue" fo:font-size="12.3000001907349pt"/>
    </style:style>
    <style:style style:name="P4" style:family="paragraph" style:parent-style-name="Standard">
      <style:text-properties style:font-name="Helvetica Neue" fo:font-size="12.3000001907349pt" officeooo:paragraph-rsid="001aeb33"/>
    </style:style>
    <style:style style:name="P5" style:family="paragraph" style:parent-style-name="Standard">
      <style:text-properties style:font-name="Helvetica Neue" fo:font-size="12.3000001907349pt" fo:font-weight="bold" officeooo:rsid="001cdf15" officeooo:paragraph-rsid="001cdf15" style:font-weight-asian="bold" style:font-weight-complex="bold"/>
    </style:style>
    <style:style style:name="P6" style:family="paragraph" style:parent-style-name="Standard">
      <style:text-properties style:font-name="Helvetica Neue" fo:font-size="12.3000001907349pt" officeooo:rsid="001cdf15" officeooo:paragraph-rsid="001cdf15"/>
    </style:style>
    <style:style style:name="P7" style:family="paragraph" style:parent-style-name="Standard">
      <style:text-properties style:font-name="Helvetica Neue" fo:font-size="12.3000001907349pt" officeooo:paragraph-rsid="001cdf15"/>
    </style:style>
    <style:style style:name="P8" style:family="paragraph" style:parent-style-name="Standard">
      <style:text-properties style:font-name="Helvetica Neue" fo:font-size="12.3000001907349pt" officeooo:rsid="001d1bb3" officeooo:paragraph-rsid="001d1bb3"/>
    </style:style>
    <style:style style:name="P9" style:family="paragraph" style:parent-style-name="Standard">
      <style:text-properties style:font-name="Helvetica Neue" fo:font-size="12.3000001907349pt" officeooo:rsid="001db0ef" officeooo:paragraph-rsid="001db0ef"/>
    </style:style>
    <style:style style:name="P10" style:family="paragraph" style:parent-style-name="Standard">
      <style:text-properties style:font-name="Helvetica Neue" fo:font-size="12.3000001907349pt" officeooo:paragraph-rsid="001f122b"/>
    </style:style>
    <style:style style:name="P11" style:family="paragraph" style:parent-style-name="Standard">
      <style:text-properties style:font-name="Helvetica Neue" fo:font-size="12.3000001907349pt" officeooo:rsid="001f9bcb" officeooo:paragraph-rsid="001f9bcb"/>
    </style:style>
    <style:style style:name="P12" style:family="paragraph" style:parent-style-name="Standard">
      <style:text-properties style:font-name="Helvetica Neue" fo:font-size="15.8000001907349pt" fo:font-weight="bold"/>
    </style:style>
    <style:style style:name="P13" style:family="paragraph" style:parent-style-name="Standard">
      <style:text-properties style:font-name="Helvetica Neue" fo:font-size="14pt" fo:font-weight="bold" officeooo:rsid="001cdf15" officeooo:paragraph-rsid="001cdf15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Helvetica Neue" fo:font-size="14pt" fo:font-weight="bold" officeooo:rsid="001db0ef" officeooo:paragraph-rsid="001db0ef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Helvetica Neue1" fo:font-size="12.3000001907349pt" officeooo:rsid="001aeb33" officeooo:paragraph-rsid="001cdf15"/>
    </style:style>
    <style:style style:name="T1" style:family="text">
      <style:text-properties officeooo:rsid="001cdf15"/>
    </style:style>
    <style:style style:name="T2" style:family="text">
      <style:text-properties officeooo:rsid="001e5da0"/>
    </style:style>
    <style:style style:name="T3" style:family="text">
      <style:text-properties officeooo:rsid="001f12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demy Hibernate Course</text:p>
      <text:p text:style-name="P1"/>
      <text:p text:style-name="P1"/>
      <text:p text:style-name="P4"/>
      <text:p text:style-name="P13">Copy Course Project into the Workspace / <text:span text:style-name="T2">Maven Import</text:span></text:p>
      <text:p text:style-name="P6"/>
      <text:p text:style-name="P6">For example:</text:p>
      <text:p text:style-name="P6">/Users/jv/Desktop/MyDevelopment/repo_hibernate/eclipse-jee/udemy-hibernate-course/Course-source-code/Chapter 2/Hibernate Demo</text:p>
      <text:p text:style-name="P6"/>
      <text:p text:style-name="P5">Copy:</text:p>
      <text:p text:style-name="P6">Chapter 2/Hibernate Demo</text:p>
      <text:p text:style-name="P7"><text:span text:style-name="T1">to:</text:span></text:p>
      <text:p text:style-name="P15">/Users/jv/Desktop/MyDevelopment/repo_hibernate/eclipse-jee/udemy-hibernate-course/<text:span text:style-name="T1">2-hibernate-demo</text:span></text:p>
      <text:p text:style-name="P3"/>
      <text:p text:style-name="P5">edit pom.xml:</text:p>
      <text:p text:style-name="P6">ensure artifactid and name are same as directory name.</text:p>
      <text:p text:style-name="P6"><text:s text:c="2"/>&lt;artifactId&gt;2-hibernate-demo&lt;/artifactId&gt;</text:p>
      <text:p text:style-name="P6"><text:s text:c="2"/>&lt;name&gt;2-hibernate-demo&lt;/name&gt;</text:p>
      <text:p text:style-name="P6"/>
      <text:p text:style-name="P8">insert after description:</text:p>
      <text:p text:style-name="P8"><text:tab/>&lt;properties&gt;</text:p>
      <text:p text:style-name="P8"><text:tab/><text:tab/>&lt;jdk.version&gt;1.8&lt;/jdk.version&gt;</text:p>
      <text:p text:style-name="P8"><text:tab/>&lt;/properties&gt;</text:p>
      <text:p text:style-name="P8"/>
      <text:p text:style-name="P8"><text:tab/>&lt;build&gt;</text:p>
      <text:p text:style-name="P8"><text:tab/><text:tab/>&lt;plugins&gt;</text:p>
      <text:p text:style-name="P8"><text:tab/><text:tab/><text:tab/>&lt;plugin&gt;</text:p>
      <text:p text:style-name="P8"><text:tab/><text:tab/><text:tab/><text:tab/>&lt;groupId&gt;org.apache.maven.plugins&lt;/groupId&gt;</text:p>
      <text:p text:style-name="P8"><text:tab/><text:tab/><text:tab/><text:tab/>&lt;artifactId&gt;maven-compiler-plugin&lt;/artifactId&gt;</text:p>
      <text:p text:style-name="P8"><text:tab/><text:tab/><text:tab/><text:tab/>&lt;version&gt;3.3&lt;/version&gt;</text:p>
      <text:p text:style-name="P8"><text:tab/><text:tab/><text:tab/><text:tab/>&lt;configuration&gt;</text:p>
      <text:p text:style-name="P8"><text:tab/><text:tab/><text:tab/><text:tab/><text:tab/>&lt;source&gt;${jdk.version}&lt;/source&gt;</text:p>
      <text:p text:style-name="P8"><text:tab/><text:tab/><text:tab/><text:tab/><text:tab/>&lt;target&gt;${jdk.version}&lt;/target&gt;</text:p>
      <text:p text:style-name="P8"><text:tab/><text:tab/><text:tab/><text:tab/>&lt;/configuration&gt;</text:p>
      <text:p text:style-name="P8"><text:tab/><text:tab/><text:tab/>&lt;/plugin&gt;</text:p>
      <text:p text:style-name="P8"><text:tab/><text:tab/>&lt;/plugins&gt;</text:p>
      <text:p text:style-name="P8"><text:tab/>&lt;/build&gt;</text:p>
      <text:p text:style-name="P8"/>
      <text:p text:style-name="P5">Eclipse:</text:p>
      <text:p text:style-name="P6">File, Import</text:p>
      <text:p text:style-name="P7">Maven, Existing Maven Projects </text:p>
      <text:p text:style-name="P7"/>
      <text:p text:style-name="P7">root directory: </text:p>
      <text:p text:style-name="P15"><text:soft-page-break/>/Users/jv/Desktop/MyDevelopment/repo_hibernate/eclipse-jee/udemy-hibernate-course</text:p>
      <text:p text:style-name="P7"/>
      <text:p text:style-name="P6">deselect all projects</text:p>
      <text:p text:style-name="P6">only select 2-hibernate-demo/pom.xml</text:p>
      <text:p text:style-name="P6"/>
      <text:p text:style-name="P7">finds pom.xml </text:p>
      <text:p text:style-name="P6">finish&gt; </text:p>
      <text:p text:style-name="P6"/>
      <text:p text:style-name="P14">Maven Update</text:p>
      <text:p text:style-name="P9">Select Project</text:p>
      <text:p text:style-name="P9">rc, Maven, Update Project</text:p>
      <text:p text:style-name="P9"/>
      <text:p text:style-name="P3"/>
      <text:p text:style-name="P3"/>
      <text:p text:style-name="P3"/>
      <text:p text:style-name="P12">New Maven Project</text:p>
      <text:p text:style-name="P3">File, New, Maven Project </text:p>
      <text:p text:style-name="P3"/>
      <text:p text:style-name="P3">Check: Create a simple project </text:p>
      <text:p text:style-name="P3">next&gt; </text:p>
      <text:p text:style-name="P3"/>
      <text:p text:style-name="P3">group id: com.infiniteskills </text:p>
      <text:p text:style-name="P3">artifact id: <text:span text:style-name="T3">jv-test-1</text:span></text:p>
      <text:p text:style-name="P10">name: <text:span text:style-name="T3">jv-test-1</text:span></text:p>
      <text:p text:style-name="P3">finish&gt; </text:p>
      <text:p text:style-name="P3"/>
      <text:p text:style-name="P3">Add compiler plugin and hibernate dependency. </text:p>
      <text:p text:style-name="P3">Maven, Update project </text:p>
      <text:p text:style-name="P3"/>
      <text:p text:style-name="P11">Edit pom.xml</text:p>
      <text:p text:style-name="P11">Dependencies</text:p>
      <text:p text:style-name="P11">Add</text:p>
      <text:p text:style-name="P11">hibernate</text:p>
      <text:p text:style-name="P3"/>
      <text:p text:style-name="P3"/>
      <text:p text:style-name="P3"/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1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2:24:50.529323000</meta:creation-date>
    <dc:date>2016-03-08T15:28:11.439395000</dc:date>
    <meta:editing-duration>P5DT2H11M36S</meta:editing-duration>
    <meta:editing-cycles>9</meta:editing-cycles>
    <meta:generator>LibreOffice/5.0.2.2$MacOSX_X86_64 LibreOffice_project/ab9e2a14cfa5edd30bd74f156cfba09bfd5be3a0</meta:generator>
    <meta:document-statistic meta:table-count="0" meta:image-count="0" meta:object-count="0" meta:page-count="2" meta:paragraph-count="55" meta:word-count="118" meta:character-count="1399" meta:non-whitespace-character-count="1275"/>
  </office:meta>
</office:document-meta>
</file>